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2831cc" officeooo:paragraph-rsid="002b3283" style:text-blinking="false" fo:background-color="transparent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2831cc" officeooo:paragraph-rsid="002bbe33" style:text-blinking="false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2b3283" officeooo:paragraph-rsid="002b3283" style:text-blinking="false" fo:background-color="transparent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2b3283" officeooo:paragraph-rsid="002b3283" style:text-blinking="false" fo:background-color="transparent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2ef70e" officeooo:paragraph-rsid="002b3283" style:text-blinking="false" fo:background-color="transparent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2ec38d" officeooo:paragraph-rsid="002b3283" style:text-blinking="false" fo:background-color="transparent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2bbe33" officeooo:paragraph-rsid="002b3283" style:text-blinking="false" fo:background-color="transparent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2d3bc0" officeooo:paragraph-rsid="002b3283" style:text-blinking="false" fo:background-color="transparent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text-line-through-style="none" style:font-name="Liberation Serif" fo:font-size="12pt" fo:language="en" fo:country="US" fo:font-style="normal" style:text-underline-style="none" fo:font-weight="normal" officeooo:rsid="002d3bc0" officeooo:paragraph-rsid="002d3bc0" style:text-blinking="false" fo:background-color="transparent" style:font-size-asian="12pt" style:font-size-complex="12pt"/>
    </style:style>
    <style:style style:name="T1" style:family="text">
      <style:text-properties officeooo:rsid="001a9fe3"/>
    </style:style>
    <style:style style:name="T2" style:family="text">
      <style:text-properties style:text-position="super 58%" officeooo:rsid="002bbe33"/>
    </style:style>
    <style:style style:name="T3" style:family="text">
      <style:text-properties officeooo:rsid="002b3283"/>
    </style:style>
    <style:style style:name="T4" style:family="text">
      <style:text-properties officeooo:rsid="002bbe33"/>
    </style:style>
    <style:style style:name="T5" style:family="text">
      <style:text-properties officeooo:rsid="002d3bc0"/>
    </style:style>
    <style:style style:name="T6" style:family="text">
      <style:text-properties officeooo:rsid="002ec38d"/>
    </style:style>
    <style:style style:name="T7" style:family="text">
      <style:text-properties officeooo:rsid="002ef70e"/>
    </style:style>
    <style:style style:name="T8" style:family="text">
      <style:text-properties officeooo:rsid="003020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greement</text:p>
      <text:p text:style-name="P4"/>
      <text:p text:style-name="P4">/1/ Grammatical Definiteness</text:p>
      <text:p text:style-name="P4">/1/ Tense</text:p>
      <text:p text:style-name="P1"><text:span text:style-name="T3"><text:tab/>/</text:span><text:span text:style-name="T6">2/ Temporal</text:span></text:p>
      <text:p text:style-name="P1"><text:span text:style-name="T6"><text:tab/><text:tab/>/</text:span><text:span text:style-name="T7">3/ Past </text:span></text:p>
      <text:p text:style-name="P5"><text:tab/><text:tab/>/3/ Present</text:p>
      <text:p text:style-name="P5"><text:tab/><text:tab/>/3/ Future</text:p>
      <text:p text:style-name="P6"><text:tab/>/2/ Grammatical</text:p>
      <text:p text:style-name="P1"><text:span text:style-name="T6"><text:tab/><text:tab/>/</text:span><text:span text:style-name="T7">3</text:span><text:span text:style-name="T8">/</text:span><text:span text:style-name="T7"> – – – – –</text:span></text:p>
      <text:p text:style-name="P1"><text:span text:style-name="T7"><text:tab/><text:tab/>/3</text:span><text:span text:style-name="T8">/</text:span><text:span text:style-name="T7"> Perfect</text:span></text:p>
      <text:p text:style-name="P1"><text:span text:style-name="T7"><text:tab/><text:tab/>/3</text:span><text:span text:style-name="T8">/</text:span><text:span text:style-name="T7"> Progressive</text:span></text:p>
      <text:p text:style-name="P4">/1/ Person</text:p>
      <text:p text:style-name="P1"><text:span text:style-name="T3"><text:tab/>/</text:span><text:span text:style-name="T4">2/ Perspective</text:span></text:p>
      <text:p text:style-name="P1"><text:span text:style-name="T4"><text:tab/><text:tab/>/3/ 1</text:span><text:span text:style-name="T2">st</text:span><text:span text:style-name="T4"> Person</text:span></text:p>
      <text:p text:style-name="P1"><text:span text:style-name="T4"><text:tab/><text:tab/>/3/ 2</text:span><text:span text:style-name="T2">nd</text:span><text:span text:style-name="T4"> Person</text:span></text:p>
      <text:p text:style-name="P2"><text:span text:style-name="T4"><text:tab/><text:tab/>/3/ 3</text:span><text:span text:style-name="T2">rd</text:span><text:span text:style-name="T4"> Person</text:span></text:p>
      <text:p text:style-name="P7"><text:tab/>/2/ Knowledge</text:p>
      <text:p text:style-name="P7"><text:tab/><text:tab/>/3/ Omniscient</text:p>
      <text:p text:style-name="P7"><text:tab/><text:tab/>/3/ Limited</text:p>
      <text:p text:style-name="P7"><text:tab/>/2/ Bias</text:p>
      <text:p text:style-name="P7"><text:tab/><text:tab/>/3/ Subjective</text:p>
      <text:p text:style-name="P7"><text:tab/><text:tab/>/3/ Objective</text:p>
      <text:p text:style-name="P4">/1/ Gender</text:p>
      <text:p text:style-name="P1"><text:span text:style-name="T3"><text:tab/>/</text:span><text:span text:style-name="T5">2/ Masculine </text:span></text:p>
      <text:p text:style-name="P8"><text:tab/>/2/ Feminine </text:p>
      <text:p text:style-name="P9"><text:tab/>/2/ Neuter</text:p>
      <text:p text:style-name="P4">/1/ Animacy</text:p>
      <text:p text:style-name="P4">/1/ Topic</text:p>
      <text:p text:style-name="P4"><text:tab/>/2/ Quantity</text:p>
      <text:p text:style-name="P1"><text:span text:style-name="T3"><text:tab/>/2/ </text:span><text:span text:style-name="T1">Clusivity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8S</meta:editing-duration>
    <meta:editing-cycles>30</meta:editing-cycles>
    <meta:generator>LibreOffice/4.0.4.2$Windows_x86 LibreOffice_project/9e9821abd0ffdbc09cd8c52eaa574fa09eb08f2</meta:generator>
    <dc:date>2013-08-25T19:32:28.28</dc:date>
    <meta:document-statistic meta:table-count="0" meta:image-count="0" meta:object-count="0" meta:page-count="1" meta:paragraph-count="30" meta:word-count="62" meta:character-count="411" meta:non-whitespace-character-count="334"/>
    <meta:user-defined meta:name="Info 1"/>
    <meta:user-defined meta:name="Info 2"/>
    <meta:user-defined meta:name="Info 3"/>
    <meta:user-defined meta:name="Info 4"/>
  </office:meta>
</office:document-meta>
</file>